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372cm" fo:margin-left="-0.217cm" table:align="left" style:writing-mode="lr-tb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6.5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586cm" fo:keep-together="auto"/>
    </style:style>
    <style:style style:name="Table1.E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color="#000000" style:font-name="Arial" fo:background-color="#ffffff" style:font-name-complex="Ari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background-color="#ffffff" style:font-name-complex="Arial"/>
    </style:style>
    <style:style style:name="P3" style:family="paragraph" style:parent-style-name="Standard">
      <style:text-properties fo:color="#000000" style:font-name="Arial" fo:background-color="#ffffff" style:font-name-asian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style:text-underline-style="solid" style:text-underline-width="auto" style:text-underline-color="font-color" fo:background-color="#ffffff" style:font-name-complex="Ari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8pt" style:text-underline-style="solid" style:text-underline-width="auto" style:text-underline-color="font-color" fo:font-weight="bold" fo:background-color="#ffffff" style:font-size-asian="18pt" style:font-weight-asian="bold" style:font-name-complex="Arial" style:font-size-complex="18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paragraph-rsid="0002e2f6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1e65e" officeooo:paragraph-rsid="0001e65e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f13c" officeooo:paragraph-rsid="0002f13c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43999" officeooo:paragraph-rsid="00043999" style:font-weight-asian="bold"/>
    </style:style>
    <style:style style:name="P14" style:family="paragraph" style:parent-style-name="Standard">
      <style:text-properties fo:font-size="3pt" style:font-size-asian="3pt" style:font-size-complex="3pt"/>
    </style:style>
    <style:style style:name="P15" style:family="paragraph" style:parent-style-name="Standard">
      <style:paragraph-properties fo:text-align="center" style:justify-single-word="false" style:snap-to-layout-grid="false"/>
      <style:text-properties officeooo:rsid="0001e65e" officeooo:paragraph-rsid="0001e65e"/>
    </style:style>
    <style:style style:name="P16" style:family="paragraph" style:parent-style-name="Standard">
      <style:paragraph-properties fo:text-align="center" style:justify-single-word="false" style:snap-to-layout-grid="false"/>
      <style:text-properties officeooo:rsid="0002e2f6" officeooo:paragraph-rsid="0002e2f6"/>
    </style:style>
    <style:style style:name="P17" style:family="paragraph" style:parent-style-name="Standard">
      <style:paragraph-properties fo:text-align="center" style:justify-single-word="false" style:snap-to-layout-grid="false"/>
      <style:text-properties officeooo:rsid="0002e2f6" officeooo:paragraph-rsid="0002f13c"/>
    </style:style>
    <style:style style:name="P18" style:family="paragraph" style:parent-style-name="Standard">
      <style:paragraph-properties fo:text-align="center" style:justify-single-word="false" style:snap-to-layout-grid="false"/>
      <style:text-properties officeooo:rsid="0002e2f6" officeooo:paragraph-rsid="00043999"/>
    </style:style>
    <style:style style:name="P19" style:family="paragraph" style:parent-style-name="Standard">
      <style:paragraph-properties fo:text-align="center" style:justify-single-word="false" style:snap-to-layout-grid="false"/>
      <style:text-properties officeooo:rsid="0002f13c" officeooo:paragraph-rsid="0002f13c"/>
    </style:style>
    <style:style style:name="P20" style:family="paragraph" style:parent-style-name="Standard">
      <style:paragraph-properties fo:text-align="center" style:justify-single-word="false" style:snap-to-layout-grid="false"/>
      <style:text-properties officeooo:rsid="00043999" officeooo:paragraph-rsid="00043999"/>
    </style:style>
    <style:style style:name="P21" style:family="paragraph" style:parent-style-name="Standard" style:master-page-name="Standard">
      <style:paragraph-properties style:page-number="auto"/>
      <style:text-properties fo:color="#000000" style:font-name="Arial" fo:background-color="#ffffff" style:font-name-complex="Arial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" style:text-underline-style="solid" style:text-underline-width="auto" style:text-underline-color="font-color" fo:background-color="#ffffff" style:font-name-asian="Arial" style:font-name-complex="Arial"/>
    </style:style>
    <style:style style:name="P23" style:family="paragraph" style:parent-style-name="Standard">
      <style:paragraph-properties fo:text-align="center" style:justify-single-word="false"/>
      <style:text-properties officeooo:rsid="0001e65e" officeooo:paragraph-rsid="0001e65e"/>
    </style:style>
    <style:style style:name="P24" style:family="paragraph" style:parent-style-name="Standard">
      <style:paragraph-properties fo:text-align="center" style:justify-single-word="false" style:snap-to-layout-grid="false"/>
      <style:text-properties officeooo:rsid="0001e65e" officeooo:paragraph-rsid="0002f13c"/>
    </style:style>
    <style:style style:name="P25" style:family="paragraph" style:parent-style-name="Standard">
      <style:paragraph-properties fo:text-align="center" style:justify-single-word="false" style:snap-to-layout-grid="false"/>
      <style:text-properties officeooo:rsid="0002f13c" officeooo:paragraph-rsid="0002e2f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e65e"/>
    </style:style>
    <style:style style:name="T3" style:family="text">
      <style:text-properties style:text-underline-style="solid" style:text-underline-width="auto" style:text-underline-color="font-color" officeooo:rsid="0002e2f6"/>
    </style:style>
    <style:style style:name="T4" style:family="text">
      <style:text-properties officeooo:rsid="0001e65e"/>
    </style:style>
    <style:style style:name="T5" style:family="text">
      <style:text-properties style:use-window-font-color="true" style:font-name="Times New Roman" fo:language="es" fo:country="ES" style:text-underline-style="solid" style:text-underline-width="auto" style:text-underline-color="font-color" officeooo:rsid="0001e65e" style:font-name-asian="Times New Roman" style:language-asian="zh" style:country-asian="CN" style:font-name-complex="Times New Roman" style:language-complex="ar" style:country-complex="SA"/>
    </style:style>
    <style:style style:name="T6" style:family="text">
      <style:text-properties style:use-window-font-color="true" style:font-name="Times New Roman" fo:language="es" fo:country="ES" style:text-underline-style="solid" style:text-underline-width="auto" style:text-underline-color="font-color" officeooo:rsid="0001e65e" fo:background-color="#ffffff" loext:char-shading-value="0" style:font-name-asian="Times New Roman" style:language-asian="zh" style:country-asian="CN" style:font-name-complex="Times New Roman" style:language-complex="ar" style:country-complex="SA"/>
    </style:style>
    <style:style style:name="T7" style:family="text">
      <style:text-properties style:text-underline-style="none"/>
    </style:style>
    <style:style style:name="T8" style:family="text">
      <style:text-properties officeooo:rsid="00043999"/>
    </style:style>
    <style:style style:name="T9" style:family="text">
      <style:text-properties officeooo:rsid="0007a0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>Fecha: <text:span text:style-name="T1"><text:s text:c="6"/></text:span><text:span text:style-name="T2">19/12/2019 <text:s text:c="6"/></text:span></text:p>
      <text:p text:style-name="P6"/>
      <text:p text:style-name="P6"/>
      <text:p text:style-name="P6"/>
      <text:p text:style-name="P6">Grupo de laboratorio:<text:span text:style-name="T5"> <text:s text:c="2"/></text:span><text:span text:style-name="T6">Grupo 11 <text:s/></text:span></text:p>
      <text:p text:style-name="P22"/>
      <text:p text:style-name="P22"/>
      <text:p text:style-name="P5">Acta</text:p>
      <text:p text:style-name="P4"/>
      <text:p text:style-name="P2">Los miembros del grupo deberán indicar la cantidad de reuniones realizadas, los asistentes a cada reunión <text:s/>y el trabajo realizado rellenando la siguiente tabla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Reunión</text:p>
          </table:table-cell>
          <table:table-cell table:style-name="Table1.A1" office:value-type="string">
            <text:p text:style-name="P9">Fecha</text:p>
          </table:table-cell>
          <table:table-cell table:style-name="Table1.A1" office:value-type="string">
            <text:p text:style-name="P9">Duración</text:p>
          </table:table-cell>
          <table:table-cell table:style-name="Table1.A1" office:value-type="string">
            <text:p text:style-name="P9">Asistentes</text:p>
          </table:table-cell>
          <table:table-cell table:style-name="Table1.E1" office:value-type="string">
            <text:p text:style-name="P9">Trabajo realizado</text:p>
          </table:table-cell>
        </table:table-row>
        <table:table-row table:style-name="Table1.2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5">25/11/2019</text:p>
          </table:table-cell>
          <table:table-cell table:style-name="Table1.A1" office:value-type="string">
            <text:p text:style-name="P15">1h</text:p>
          </table:table-cell>
          <table:table-cell table:style-name="Table1.A1" office:value-type="string">
            <text:p text:style-name="P16">Pablo D.</text:p>
            <text:p text:style-name="P16">Raquel P.</text:p>
            <text:p text:style-name="P16">Santiago P.</text:p>
          </table:table-cell>
          <table:table-cell table:style-name="Table1.E2" office:value-type="string">
            <text:p text:style-name="P23">Puesta en común del nombre de las librerías, structs, constantes y variables principales. Primer planteamiento del proyecto.</text:p>
          </table:table-cell>
        </table:table-row>
        <table:table-row table:style-name="Table1.1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15">27/11/2019</text:p>
          </table:table-cell>
          <table:table-cell table:style-name="Table1.A1" office:value-type="string">
            <text:p text:style-name="P15">30min</text:p>
          </table:table-cell>
          <table:table-cell table:style-name="Table1.A1" office:value-type="string">
            <text:p text:style-name="P16">Pablo D.</text:p>
            <text:p text:style-name="P16">Raquel P.</text:p>
            <text:p text:style-name="P16">Santiago P.</text:p>
          </table:table-cell>
          <table:table-cell table:style-name="Table1.E1" office:value-type="string">
            <text:p text:style-name="P24">Programación de las primeras librerías y organización del trabajo personal a realizar por cada uno en casa, basado en las funciones relacionadas con inicilizar partida, mazo, etc . </text:p>
          </table:table-cell>
        </table:table-row>
        <table:table-row table:style-name="Table1.1"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6">3/12/2019</text:p>
          </table:table-cell>
          <table:table-cell table:style-name="Table1.A1" office:value-type="string">
            <text:p text:style-name="P16">2h</text:p>
          </table:table-cell>
          <table:table-cell table:style-name="Table1.A1" office:value-type="string">
            <text:p text:style-name="P16">Pablo D.</text:p>
            <text:p text:style-name="P16">Raquel P.</text:p>
            <text:p text:style-name="P16">Santiago P.</text:p>
          </table:table-cell>
          <table:table-cell table:style-name="Table1.E1" office:value-type="string">
            <text:p text:style-name="P25">Organización del trabajo individual realizado y comprobación del funcionamiento de las funciones individuales. Finalización de la inicialización de la partida y inicio de la función de mostrar partida. Organización de la librerías restantes de esta función para poder continuarlas individualmente. </text:p>
          </table:table-cell>
        </table:table-row>
        <table:table-row table:style-name="Table1.1">
          <table:table-cell table:style-name="Table1.A5" office:value-type="string">
            <text:p text:style-name="P12">4</text:p>
          </table:table-cell>
          <table:table-cell table:style-name="Table1.A5" office:value-type="string">
            <text:p text:style-name="P19">9/12/2019</text:p>
          </table:table-cell>
          <table:table-cell table:style-name="Table1.A5" office:value-type="string">
            <text:p text:style-name="P19">1h</text:p>
          </table:table-cell>
          <table:table-cell table:style-name="Table1.A5" office:value-type="string">
            <text:p text:style-name="P17">Pablo D.</text:p>
            <text:p text:style-name="P17">Santiago P.</text:p>
          </table:table-cell>
          <table:table-cell table:style-name="Table1.E5" office:value-type="string">
            <text:p text:style-name="P19"><text:span text:style-name="T8">Comprobación</text:span> del correcto funcionamiento del trabajo realizado en casa <text:span text:style-name="T9">e</text:span> inici<text:span text:style-name="T9">o</text:span> del la función de jugadas posibles teniendo en cuenta las normas del juego, turno, etc. </text:p>
          </table:table-cell>
        </table:table-row>
        <table:table-row table:style-name="Table1.1"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6">10/12/2019</text:p>
          </table:table-cell>
          <table:table-cell table:style-name="Table1.A1" office:value-type="string">
            <text:p text:style-name="P16">2h</text:p>
          </table:table-cell>
          <table:table-cell table:style-name="Table1.A1" office:value-type="string">
            <text:p text:style-name="P16">Pablo D.</text:p>
            <text:p text:style-name="P16">Raquel P.</text:p>
            <text:p text:style-name="P16">Santiago P.</text:p>
          </table:table-cell>
          <table:table-cell table:style-name="Table1.E1" office:value-type="string">
            <text:p text:style-name="P19">Finalización de las funciones relacionadas con las jugadas, <text:span text:style-name="T8">turno y sentido,</text:span> y inició de las funciones asociadas <text:span text:style-name="T8">a las cartas especiales. Implementación de estas y prueba de funcionamiento. Organización de las funciones de finalización de partida para realizar individualmente en casa. </text:span></text:p>
          </table:table-cell>
        </table:table-row>
        <text:soft-page-break/>
        <table:table-row table:style-name="Table1.1">
          <table:table-cell table:style-name="Table1.A5" office:value-type="string">
            <text:p text:style-name="P13">6</text:p>
          </table:table-cell>
          <table:table-cell table:style-name="Table1.A5" office:value-type="string">
            <text:p text:style-name="P20">16/12/2019</text:p>
          </table:table-cell>
          <table:table-cell table:style-name="Table1.A5" office:value-type="string">
            <text:p text:style-name="P20">1h</text:p>
          </table:table-cell>
          <table:table-cell table:style-name="Table1.A5" office:value-type="string">
            <text:p text:style-name="P18">Pablo D.</text:p>
            <text:p text:style-name="P18">Raquel P.</text:p>
          </table:table-cell>
          <table:table-cell table:style-name="Table1.E5" office:value-type="string">
            <text:p text:style-name="P20">Puesta en común de las funciones relacionadas con el final de la partida y la implementación de estas. </text:p>
          </table:table-cell>
        </table:table-row>
        <table:table-row table:style-name="Table1.1">
          <table:table-cell table:style-name="Table1.A5" office:value-type="string">
            <text:p text:style-name="P13">7</text:p>
          </table:table-cell>
          <table:table-cell table:style-name="Table1.A5" office:value-type="string">
            <text:p text:style-name="P20">19/12/2019</text:p>
          </table:table-cell>
          <table:table-cell table:style-name="Table1.A5" office:value-type="string">
            <text:p text:style-name="P20">2h</text:p>
          </table:table-cell>
          <table:table-cell table:style-name="Table1.A5" office:value-type="string">
            <text:p text:style-name="P18">Raquel P.</text:p>
            <text:p text:style-name="P18">Santiago P.</text:p>
          </table:table-cell>
          <table:table-cell table:style-name="Table1.E5" office:value-type="string">
            <text:p text:style-name="P20">Inclusión de la funciones de devolver cartas al mazo de coger. Comprobación del juego y solución de errores restantes. </text:p>
          </table:table-cell>
        </table:table-row>
      </table:table>
      <text:p text:style-name="Standard"/>
      <text:p text:style-name="P3"><text:s/></text:p>
      <text:p text:style-name="P1">Por último, el equipo dispone de 100 puntos por cada miembro. Los estudiantes deberán consensuar y repartir <text:s/>la cantidad total de estos puntos entre ellos, indicando a continuación la puntuación obtenida para cada miembro:</text:p>
      <text:p text:style-name="P10"/>
      <text:p text:style-name="P10">Nombres <text:s/>de los miembros del equipo y puntos consensuados obtenidos:</text:p>
      <text:p text:style-name="P14"/>
      <text:p text:style-name="P8">Compañero #1: <text:span text:style-name="T1"><text:s text:c="2"/></text:span><text:span text:style-name="T3">Pablo Diaz Soley</text:span><text:span text:style-name="T1"> <text:s text:c="18"/></text:span><text:s/>Puntos:<text:span text:style-name="T7"> </text:span><text:span text:style-name="T1"><text:s/></text:span><text:span text:style-name="T3">100 </text:span></text:p>
      <text:p text:style-name="P14"/>
      <text:p text:style-name="P14"/>
      <text:p text:style-name="P14"/>
      <text:p text:style-name="P8">Compañero #2: <text:span text:style-name="T1"><text:s text:c="2"/></text:span><text:span text:style-name="T2">Raquel Panadero Palenzuela <text:s/></text:span>Puntos: <text:span text:style-name="T1"><text:s/></text:span><text:span text:style-name="T3">100 </text:span></text:p>
      <text:p text:style-name="Standard"/>
      <text:p text:style-name="P8">Compañero #3: <text:span text:style-name="T1"><text:s text:c="2"/></text:span><text:span text:style-name="T3">Santiago Pérez Pérez <text:s text:c="11"/></text:span><text:span text:style-name="T4"><text:s/></text:span><text:s/>Puntos: <text:span text:style-name="T1"><text:s/></text:span><text:span text:style-name="T3">10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Droid Sans Fallback" svg:font-family="'Droid Sans Fallback'" style:font-pitch="variable"/>
    <style:font-face style:name="FreeSans2" svg:font-family="FreeSans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a</meta:initial-creator>
    <meta:creation-date>2013-10-19T13:27:00</meta:creation-date>
    <dc:date>2019-12-20T12:28:57.458713020</dc:date>
    <meta:editing-cycles>8</meta:editing-cycles>
    <meta:editing-duration>PT1H53M40S</meta:editing-duration>
    <meta:generator>LibreOffice/5.1.6.2$Linux_x86 LibreOffice_project/10m0$Build-2</meta:generator>
    <meta:document-statistic meta:table-count="1" meta:image-count="0" meta:object-count="0" meta:page-count="2" meta:paragraph-count="61" meta:word-count="349" meta:character-count="2290" meta:non-whitespace-character-count="1929"/>
  </office:meta>
</office:document-meta>
</file>